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96in" style:rel-column-width="14095*"/>
    </style:style>
    <style:style style:name="Table1.B" style:family="table-column">
      <style:table-column-properties style:column-width="1.9319in" style:rel-column-width="18916*"/>
    </style:style>
    <style:style style:name="Table1.C" style:family="table-column">
      <style:table-column-properties style:column-width="3.3215in" style:rel-column-width="325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85d95" officeooo:paragraph-rsid="00185d95" style:font-weight-asian="bold" style:font-weight-complex="bold"/>
    </style:style>
    <style:style style:name="P3" style:family="paragraph" style:parent-style-name="Standard">
      <style:text-properties fo:font-weight="bold" officeooo:rsid="001c3ade" officeooo:paragraph-rsid="001c3ade" style:font-weight-asian="bold" style:font-weight-complex="bold"/>
    </style:style>
    <style:style style:name="P4" style:family="paragraph" style:parent-style-name="Standard">
      <style:text-properties fo:font-weight="bold" officeooo:rsid="001c645e" officeooo:paragraph-rsid="001c645e" style:font-weight-asian="bold" style:font-weight-complex="bold"/>
    </style:style>
    <style:style style:name="P5" style:family="paragraph" style:parent-style-name="Standard">
      <style:text-properties fo:font-weight="bold" officeooo:rsid="001ebfa3" officeooo:paragraph-rsid="001ebfa3" style:font-weight-asian="bold" style:font-weight-complex="bold"/>
    </style:style>
    <style:style style:name="P6" style:family="paragraph" style:parent-style-name="Standard">
      <style:text-properties fo:font-weight="normal" officeooo:rsid="00185d95" officeooo:paragraph-rsid="00185d95" style:font-weight-asian="normal" style:font-weight-complex="normal"/>
    </style:style>
    <style:style style:name="P7" style:family="paragraph" style:parent-style-name="Standard">
      <style:text-properties fo:font-weight="normal" officeooo:rsid="001ebfa3" officeooo:paragraph-rsid="001ebfa3" style:font-weight-asian="normal" style:font-weight-complex="normal"/>
    </style:style>
    <style:style style:name="P8" style:family="paragraph" style:parent-style-name="Standard">
      <style:text-properties fo:font-style="italic" fo:font-weight="normal" officeooo:rsid="00188d84" officeooo:paragraph-rsid="00188d84" style:font-style-asian="italic" style:font-weight-asian="normal" style:font-style-complex="italic" style:font-weight-complex="normal"/>
    </style:style>
    <style:style style:name="P9" style:family="paragraph" style:parent-style-name="Standard">
      <style:text-properties fo:font-style="italic" fo:font-weight="normal" officeooo:rsid="001b53eb" officeooo:paragraph-rsid="001b53eb" style:font-style-asian="italic" style:font-weight-asian="normal" style:font-style-complex="italic" style:font-weight-complex="normal"/>
    </style:style>
    <style:style style:name="P10" style:family="paragraph" style:parent-style-name="Standard">
      <style:text-properties fo:font-style="italic" fo:font-weight="normal" officeooo:rsid="001ebfa3" officeooo:paragraph-rsid="001ebfa3" style:font-style-asian="italic" style:font-weight-asian="normal" style:font-style-complex="italic" style:font-weight-complex="normal"/>
    </style:style>
    <style:style style:name="P11" style:family="paragraph" style:parent-style-name="Standard">
      <style:text-properties fo:font-style="italic" fo:font-weight="normal" officeooo:rsid="001edd0d" officeooo:paragraph-rsid="001edd0d" style:font-style-asian="italic" style:font-weight-asian="normal" style:font-style-complex="italic" style:font-weight-complex="normal"/>
    </style:style>
    <style:style style:name="P12" style:family="paragraph" style:parent-style-name="Standard">
      <style:text-properties fo:font-style="italic" officeooo:rsid="001c3ade" officeooo:paragraph-rsid="001c3ade" style:font-style-asian="italic" style:font-style-complex="italic"/>
    </style:style>
    <style:style style:name="P13" style:family="paragraph" style:parent-style-name="Standard">
      <style:text-properties fo:font-style="italic" officeooo:rsid="001c645e" officeooo:paragraph-rsid="001c645e" style:font-style-asian="italic" style:font-style-complex="italic"/>
    </style:style>
    <style:style style:name="P14" style:family="paragraph" style:parent-style-name="Standard">
      <style:text-properties fo:font-style="normal" fo:font-weight="normal" officeooo:rsid="00188d84" officeooo:paragraph-rsid="00188d84" style:font-style-asian="normal" style:font-weight-asian="normal" style:font-style-complex="normal" style:font-weight-complex="normal"/>
    </style:style>
    <style:style style:name="P15" style:family="paragraph" style:parent-style-name="Standard">
      <style:text-properties fo:font-style="normal" fo:font-weight="normal" officeooo:rsid="0019bb8c" officeooo:paragraph-rsid="0019bb8c" style:font-style-asian="normal" style:font-weight-asian="normal" style:font-style-complex="normal" style:font-weight-complex="normal"/>
    </style:style>
    <style:style style:name="P16" style:family="paragraph" style:parent-style-name="Standard">
      <style:text-properties fo:font-style="normal" fo:font-weight="normal" officeooo:rsid="001b53eb" officeooo:paragraph-rsid="001b53eb" style:font-style-asian="normal" style:font-weight-asian="normal" style:font-style-complex="normal" style:font-weight-complex="normal"/>
    </style:style>
    <style:style style:name="P17" style:family="paragraph" style:parent-style-name="Standard">
      <style:text-properties fo:font-style="normal" fo:font-weight="normal" officeooo:rsid="001ebfa3" officeooo:paragraph-rsid="001ebfa3" style:font-style-asian="normal" style:font-weight-asian="normal" style:font-style-complex="normal" style:font-weight-complex="normal"/>
    </style:style>
    <style:style style:name="P18" style:family="paragraph" style:parent-style-name="Standard">
      <style:text-properties fo:font-style="normal" fo:font-weight="normal" officeooo:rsid="001edd0d" officeooo:paragraph-rsid="001edd0d" style:font-style-asian="normal" style:font-weight-asian="normal" style:font-style-complex="normal" style:font-weight-complex="normal"/>
    </style:style>
    <style:style style:name="P19" style:family="paragraph" style:parent-style-name="Standard">
      <style:text-properties fo:font-style="normal" fo:font-weight="bold" officeooo:rsid="001b53eb" officeooo:paragraph-rsid="001b53eb" style:font-style-asian="normal" style:font-weight-asian="bold" style:font-style-complex="normal" style:font-weight-complex="bold"/>
    </style:style>
    <style:style style:name="P20" style:family="paragraph" style:parent-style-name="Standard">
      <style:text-properties fo:font-style="normal" fo:font-weight="bold" officeooo:rsid="001edd0d" officeooo:paragraph-rsid="001edd0d" style:font-style-asian="normal" style:font-weight-asian="bold" style:font-style-complex="normal" style:font-weight-complex="bold"/>
    </style:style>
    <style:style style:name="P21" style:family="paragraph" style:parent-style-name="Standard">
      <style:text-properties fo:font-style="normal" officeooo:rsid="001c3ade" officeooo:paragraph-rsid="001c3ade" style:font-style-asian="normal" style:font-style-complex="normal"/>
    </style:style>
    <style:style style:name="P22" style:family="paragraph" style:parent-style-name="Standard">
      <style:text-properties fo:font-style="normal" officeooo:rsid="001c645e" officeooo:paragraph-rsid="001c645e" style:font-style-asian="normal" style:font-style-complex="normal"/>
    </style:style>
    <style:style style:name="P23" style:family="paragraph" style:parent-style-name="Standard">
      <style:paragraph-properties fo:text-align="justify" style:justify-single-word="false"/>
      <style:text-properties fo:font-style="normal" officeooo:rsid="001d035a" officeooo:paragraph-rsid="001d035a" style:font-style-asian="normal" style:font-style-complex="normal"/>
    </style:style>
    <style:style style:name="P24" style:family="paragraph" style:parent-style-name="Standard">
      <style:text-properties style:font-name="Courier" fo:font-size="10pt" fo:font-style="normal" fo:font-weight="normal" officeooo:rsid="001b53eb" officeooo:paragraph-rsid="001b53eb" style:font-size-asian="10pt" style:font-style-asian="normal" style:font-weight-asian="normal" style:font-size-complex="10pt" style:font-style-complex="normal" style:font-weight-complex="normal"/>
    </style:style>
    <style:style style:name="P25" style:family="paragraph" style:parent-style-name="Standard">
      <style:text-properties style:font-name="Courier" fo:font-size="10pt" fo:font-style="normal" fo:font-weight="normal" officeooo:rsid="0019bb8c" officeooo:paragraph-rsid="0019bb8c" style:font-size-asian="10pt" style:font-style-asian="normal" style:font-weight-asian="normal" style:font-size-complex="10pt" style:font-style-complex="normal" style:font-weight-complex="normal"/>
    </style:style>
    <style:style style:name="P26" style:family="paragraph" style:parent-style-name="Standard">
      <style:text-properties style:font-name="Courier" fo:font-size="10pt" fo:font-style="normal" officeooo:rsid="001c3ade" officeooo:paragraph-rsid="001c3ade" style:font-size-asian="10pt" style:font-style-asian="normal" style:font-size-complex="10pt" style:font-style-complex="normal"/>
    </style:style>
    <style:style style:name="P27" style:family="paragraph" style:parent-style-name="Standard">
      <style:text-properties style:font-name="Courier" fo:font-size="10pt" fo:font-weight="bold" officeooo:rsid="001c645e" officeooo:paragraph-rsid="001c645e" style:font-size-asian="10pt" style:font-weight-asian="bold" style:font-size-complex="10pt" style:font-weight-complex="bold"/>
    </style:style>
    <style:style style:name="P28" style:family="paragraph" style:parent-style-name="Standard">
      <style:text-properties style:font-name="Courier" fo:font-size="10pt" fo:font-weight="normal" officeooo:rsid="001c645e" officeooo:paragraph-rsid="001c645e" style:font-size-asian="10pt" style:font-weight-asian="normal" style:font-size-complex="10pt" style:font-weight-complex="normal"/>
    </style:style>
    <style:style style:name="P29" style:family="paragraph" style:parent-style-name="Standard">
      <style:text-properties style:font-name="Courier" fo:font-size="10pt" fo:font-weight="normal" officeooo:rsid="001ebfa3" officeooo:paragraph-rsid="001ebfa3" style:font-size-asian="10pt" style:font-weight-asian="normal" style:font-size-complex="10pt" style:font-weight-complex="normal"/>
    </style:style>
    <style:style style:name="P30" style:family="paragraph" style:parent-style-name="Table_20_Contents">
      <style:text-properties officeooo:rsid="001ebfa3" officeooo:paragraph-rsid="001ebfa3"/>
    </style:style>
    <style:style style:name="P31" style:family="paragraph" style:parent-style-name="Table_20_Contents">
      <style:paragraph-properties fo:text-align="start" style:justify-single-word="false"/>
      <style:text-properties officeooo:rsid="001ebfa3" officeooo:paragraph-rsid="001ebfa3"/>
    </style:style>
    <style:style style:name="P32" style:family="paragraph" style:parent-style-name="Table_20_Contents">
      <style:text-properties officeooo:rsid="001edd0d" officeooo:paragraph-rsid="001edd0d"/>
    </style:style>
    <style:style style:name="P33" style:family="paragraph" style:parent-style-name="Table_20_Contents">
      <style:paragraph-properties fo:text-align="center" style:justify-single-word="false"/>
      <style:text-properties officeooo:rsid="001edd0d" officeooo:paragraph-rsid="001edd0d"/>
    </style:style>
    <style:style style:name="P34" style:family="paragraph" style:parent-style-name="Table_20_Contents">
      <style:paragraph-properties fo:text-align="center" style:justify-single-word="false"/>
      <style:text-properties officeooo:rsid="00256e7c" officeooo:paragraph-rsid="00256e7c"/>
    </style:style>
    <style:style style:name="P35" style:family="paragraph" style:parent-style-name="Standard">
      <style:text-properties fo:font-style="normal" fo:font-weight="normal" officeooo:rsid="001edd0d" officeooo:paragraph-rsid="001edd0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1edd0d" officeooo:paragraph-rsid="001edd0d"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Courier" fo:font-size="10pt" fo:font-style="normal" fo:font-weight="normal" officeooo:rsid="001edd0d" officeooo:paragraph-rsid="001edd0d" style:font-size-asian="10pt" style:font-style-asian="normal" style:font-weight-asian="normal" style:font-size-complex="10pt" style:font-style-complex="normal" style:font-weight-complex="normal"/>
    </style:style>
    <style:style style:name="P38" style:family="paragraph" style:parent-style-name="Standard">
      <style:text-properties style:font-name="Courier" fo:font-size="10pt" fo:font-weight="normal" officeooo:rsid="001ebfa3" officeooo:paragraph-rsid="001ebfa3" style:font-size-asian="10pt" style:font-weight-asian="normal" style:font-size-complex="10pt" style:font-weight-complex="normal"/>
    </style:style>
    <style:style style:name="P39" style:family="paragraph" style:parent-style-name="Standard">
      <style:text-properties fo:font-style="italic" fo:font-weight="normal" officeooo:rsid="001ebfa3" officeooo:paragraph-rsid="001ebfa3" style:font-style-asian="italic" style:font-weight-asian="normal" style:font-style-complex="italic" style:font-weight-complex="normal"/>
    </style:style>
    <style:style style:name="T1" style:family="text">
      <style:text-properties officeooo:rsid="0019bb8c"/>
    </style:style>
    <style:style style:name="T2" style:family="text">
      <style:text-properties officeooo:rsid="001b53eb"/>
    </style:style>
    <style:style style:name="T3" style:family="text">
      <style:text-properties officeooo:rsid="001c3ade"/>
    </style:style>
    <style:style style:name="T4" style:family="text">
      <style:text-properties officeooo:rsid="001d035a"/>
    </style:style>
    <style:style style:name="T5" style:family="text">
      <style:text-properties officeooo:rsid="001ebfa3"/>
    </style:style>
    <style:style style:name="T6" style:family="text">
      <style:text-properties officeooo:rsid="001edd0d"/>
    </style:style>
    <style:style style:name="T7" style:family="text">
      <style:text-properties officeooo:rsid="00218865"/>
    </style:style>
    <style:style style:name="T8" style:family="text">
      <style:text-properties officeooo:rsid="002315ac"/>
    </style:style>
    <style:style style:name="T9" style:family="text">
      <style:text-properties officeooo:rsid="00256e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A879 – TEMPO</text:p>
      <text:p text:style-name="P6"/>
      <text:p text:style-name="P2">Exercício 1</text:p>
      <text:p text:style-name="P8">Objetivo: entender <text:span text:style-name="T1">o que significa real time</text:span></text:p>
      <text:p text:style-name="P14"/>
      <text:p text:style-name="P15">No programa abaixo:</text:p>
      <text:p text:style-name="P14"/>
      <text:p text:style-name="P25">#include &lt;unistd.h&gt;</text:p>
      <text:p text:style-name="P25">int main() {</text:p>
      <text:p text:style-name="P25"><text:s text:c="2"/>int a;</text:p>
      <text:p text:style-name="P25"><text:s text:c="2"/>a = 0;</text:p>
      <text:p text:style-name="P25"><text:s text:c="2"/>sleep(1);</text:p>
      <text:p text:style-name="P25"><text:s text:c="2"/>a = a + 1;</text:p>
      <text:p text:style-name="P25"><text:s text:c="2"/>return 0;</text:p>
      <text:p text:style-name="P25">}</text:p>
      <text:p text:style-name="P15"/>
      <text:p text:style-name="P15">a) Quanto tempo <text:span text:style-name="T9">(ou: que ordem de grandeza de tempo)</text:span> o programa passa fazendo cálculos e/ou executando instruções?</text:p>
      <text:p text:style-name="P15">b) Qual é o tempo de execução total do programa, como se fosse cronometrado?</text:p>
      <text:p text:style-name="P15">c) O programa time retorna o tempo real de execução de um programa, o tempo chamado user e um tempo chamado sys. Qual deles corresponde ao tempo do item (b)? <text:span text:style-name="T2">Qual é o tempo relacionado ao ítem (a)?</text:span></text:p>
      <text:p text:style-name="P15"/>
      <text:p text:style-name="P19">Exercício 2</text:p>
      <text:p text:style-name="P9">Objetivo: <text:span text:style-name="T3">entender como usar funções de C para medir real time e user time</text:span></text:p>
      <text:p text:style-name="P9"/>
      <text:p text:style-name="P16">Observe a função abaixo. Sabendo que a função clock() retorna o número de ciclos de clock do processador que foram usados executando instruções dentro do processo que chamou a função clock(), determine qual deles (A ou B) <text:span text:style-name="T3">é o user time e qual é o real time.</text:span></text:p>
      <text:p text:style-name="P9"/>
      <text:p text:style-name="P24">#include &lt;stdio.h&gt;</text:p>
      <text:p text:style-name="P24">#include &lt;time.h&gt; /* clock() */</text:p>
      <text:p text:style-name="P24">#include &lt;sys/time.h&gt; /* gettimeofday() e timersub() */</text:p>
      <text:p text:style-name="P24"/>
      <text:p text:style-name="P24">void medir_tempo(void (*funcao)()) {</text:p>
      <text:p text:style-name="P24"><text:s text:c="2"/>clock_t ct0, ct1, dct; /* Medida de tempo baseada no clock da CPU */</text:p>
      <text:p text:style-name="P24"><text:s text:c="2"/>struct timeval rt0, rt1, drt; /* Tempo baseada em tempo real */</text:p>
      <text:p text:style-name="P24"/>
      <text:p text:style-name="P24"><text:s text:c="2"/>gettimeofday(&amp;rt0, NULL);</text:p>
      <text:p text:style-name="P24"><text:s text:c="2"/>ct0 = clock();</text:p>
      <text:p text:style-name="P24"/>
      <text:p text:style-name="P24"><text:s text:c="2"/>funcao();</text:p>
      <text:p text:style-name="P24"/>
      <text:p text:style-name="P24"><text:s text:c="2"/>ct1 = clock();</text:p>
      <text:p text:style-name="P24"><text:s text:c="2"/>gettimeofday(&amp;rt1, NULL);</text:p>
      <text:p text:style-name="P24"/>
      <text:p text:style-name="P24"><text:s text:c="2"/>timersub(&amp;rt1, &amp;rt0, &amp;drt);</text:p>
      <text:p text:style-name="P24"/>
      <text:p text:style-name="P24"><text:s text:c="2"/>printf("Tempo A: %ld.%06ld segundos\n", drt.tv_sec, drt.tv_usec);</text:p>
      <text:p text:style-name="P24"><text:s text:c="2"/>printf("Tempo B: %f segundos\n", (double)(ct1-ct0)/CLOCKS_PER_SEC);</text:p>
      <text:p text:style-name="P24">}</text:p>
      <text:p text:style-name="P24"/>
      <text:p text:style-name="P24"/>
      <text:p text:style-name="P24"/>
      <text:p text:style-name="P24"/>
      <text:p text:style-name="P24"/>
      <text:p text:style-name="P24"/>
      <text:p text:style-name="P24"><text:soft-page-break/></text:p>
      <text:p text:style-name="P4">Exercício <text:span text:style-name="T4">3</text:span></text:p>
      <text:p text:style-name="P13">Objetivo: entender o que é sys time</text:p>
      <text:p text:style-name="P22"/>
      <text:p text:style-name="P23">Tipicamente, acessar um dado no disco rígido implica em mover uma cabeça de gravação e girar um disco, que são dois dispositivos mecânicos – muito mais lentos que o acesso à memória <text:span text:style-name="T9">RAM</text:span>. Mover esse aparato todo e organizar os dados dentro do dispositivo é difícil, mas o programador, dentro de um sistema operacional, só tem acesso a uma interface de programação através da qual realiza requisições ao sistema e então aguarda uma resposta.</text:p>
      <text:p text:style-name="P23"/>
      <text:p text:style-name="P23">No código abaixo:</text:p>
      <text:p text:style-name="P23">a) Identifique a função que associa os dados de um arquivo a um ponteiro de memória;</text:p>
      <text:p text:style-name="P23">b) Identifique a função que requisita um byte do arquivo;</text:p>
      <text:p text:style-name="P23">c) Identifique a função que des-associa a memória ao arquivo;</text:p>
      <text:p text:style-name="P23">d) Do tempo total de programa, quanto é usado executando instruções do usuário? Quanto é usado esperando que o sistema responda a requisições?</text:p>
      <text:p text:style-name="P13"/>
      <text:p text:style-name="P28">#include &lt;stdio.h&gt;</text:p>
      <text:p text:style-name="P28"/>
      <text:p text:style-name="P28">int main() {</text:p>
      <text:p text:style-name="P28"><text:s text:c="2"/>FILE *p;</text:p>
      <text:p text:style-name="P28"><text:s text:c="2"/>char c;</text:p>
      <text:p text:style-name="P28"><text:s text:c="2"/>int N = 5000090;</text:p>
      <text:p text:style-name="P28"><text:s text:c="2"/>p = fopen("biblia.txt", "r");</text:p>
      <text:p text:style-name="P28"/>
      <text:p text:style-name="P28"><text:s text:c="2"/>while (N &gt; 0) {</text:p>
      <text:p text:style-name="P28"><text:s text:c="4"/>c = fgetc(p);</text:p>
      <text:p text:style-name="P28"><text:s text:c="4"/>N--;</text:p>
      <text:p text:style-name="P28"><text:s text:c="2"/>}</text:p>
      <text:p text:style-name="P28"/>
      <text:p text:style-name="P28"><text:s text:c="2"/>fclose(p);</text:p>
      <text:p text:style-name="P28"><text:s text:c="2"/>return 0;</text:p>
      <text:p text:style-name="P28">}</text:p>
      <text:p text:style-name="P27"><text:s/></text:p>
      <text:p text:style-name="P3">Exercício <text:span text:style-name="T4">4</text:span></text:p>
      <text:p text:style-name="P12">Objetivo: executar um processo de medição de tempo de execução de funções e criar hipóteses sobre os fatores que podem contribuir para a diferença de tempo de execução</text:p>
      <text:p text:style-name="P21"/>
      <text:p text:style-name="P21">O programa abaixo busca medir o tempo de execução de três variações da mesma função. Determine os elementos que serão colocados na pilha e no heap e faça uma hipótese sobre qual das variações deverá ser mais rápida. <text:span text:style-name="T7">Após a execução do programa, sua hipótese se confirma?</text:span></text:p>
      <text:p text:style-name="P21"/>
      <text:p text:style-name="P26">#include &lt;stdio.h&gt;</text:p>
      <text:p text:style-name="P26">#include &lt;stdlib.h&gt;</text:p>
      <text:p text:style-name="P26">#include &lt;time.h&gt; /* clock() */</text:p>
      <text:p text:style-name="P26">#include &lt;sys/time.h&gt; /* gettimeofday() e timersub() */</text:p>
      <text:p text:style-name="P26">#include &lt;alloca.h&gt;</text:p>
      <text:p text:style-name="P26"/>
      <text:p text:style-name="P26">#define TAM_MEMORIA 1000000</text:p>
      <text:p text:style-name="P26"/>
      <text:p text:style-name="P26">void memoria_estatica() {</text:p>
      <text:p text:style-name="P26"><text:s text:c="2"/>int a[TAM_MEMORIA];</text:p>
      <text:p text:style-name="P26"><text:s text:c="2"/>for (int i=0; i&lt;TAM_MEMORIA; i++) a[i] = 0;</text:p>
      <text:p text:style-name="P26">}</text:p>
      <text:p text:style-name="P26">void memoria_dinamica_stack() {</text:p>
      <text:p text:style-name="P26"><text:s text:c="2"/>int *a = (int*) alloca(sizeof(int) * TAM_MEMORIA);</text:p>
      <text:p text:style-name="P26"><text:s text:c="2"/>for (int i=0; i&lt;TAM_MEMORIA; i++) a[i] = 0;</text:p>
      <text:p text:style-name="P26"><text:soft-page-break/>}</text:p>
      <text:p text:style-name="P26">void memoria_dinamica_heap() {</text:p>
      <text:p text:style-name="P26"><text:s text:c="2"/>int *a = (int*) malloc(sizeof(int) * TAM_MEMORIA);</text:p>
      <text:p text:style-name="P26"><text:s text:c="2"/>for (int i=0; i&lt;TAM_MEMORIA; i++) a[i] = 0;</text:p>
      <text:p text:style-name="P26"><text:s text:c="2"/>free(a);</text:p>
      <text:p text:style-name="P26">}</text:p>
      <text:p text:style-name="P26">void medir_tempo(void (*funcao)()) {</text:p>
      <text:p text:style-name="P26"><text:s text:c="2"/>clock_t ct0, ct1, dct; /* Medida de tempo baseada no clock da CPU */</text:p>
      <text:p text:style-name="P26"><text:s text:c="2"/>struct timeval rt0, rt1, drt; /* Tempo baseada em tempo real */</text:p>
      <text:p text:style-name="P26"><text:s text:c="2"/>gettimeofday(&amp;rt0, NULL);</text:p>
      <text:p text:style-name="P26"><text:s text:c="2"/>ct0 = clock();</text:p>
      <text:p text:style-name="P26"><text:s text:c="2"/>funcao();</text:p>
      <text:p text:style-name="P26"><text:s text:c="2"/>ct1 = clock();</text:p>
      <text:p text:style-name="P26"><text:s text:c="2"/>gettimeofday(&amp;rt1, NULL);</text:p>
      <text:p text:style-name="P26"><text:s text:c="2"/>timersub(&amp;rt1, &amp;rt0, &amp;drt);</text:p>
      <text:p text:style-name="P26"><text:s text:c="2"/>printf("Tempo real: %ld.%06ld segundos\n", drt.tv_sec, drt.tv_usec);</text:p>
      <text:p text:style-name="P26"><text:s text:c="2"/>printf("Tempo user: %f segundos\n", (double)(ct1-ct0)/CLOCKS_PER_SEC);</text:p>
      <text:p text:style-name="P26">}</text:p>
      <text:p text:style-name="P26">int main () {</text:p>
      <text:p text:style-name="P26"><text:s text:c="2"/>printf("Memoria estatica\n");</text:p>
      <text:p text:style-name="P26"><text:s text:c="2"/>medir_tempo(memoria_estatica);</text:p>
      <text:p text:style-name="P26"><text:s text:c="2"/>printf("\nMemoria dinamica (stack)\n");</text:p>
      <text:p text:style-name="P26"><text:s text:c="2"/>medir_tempo(memoria_dinamica_stack);</text:p>
      <text:p text:style-name="P26"><text:s text:c="2"/>printf("\nMemoria dinamica (heap)\n");</text:p>
      <text:p text:style-name="P26"><text:s text:c="2"/>medir_tempo(memoria_dinamica_heap);</text:p>
      <text:p text:style-name="P26"><text:s text:c="2"/>return 0;</text:p>
      <text:p text:style-name="P26">}</text:p>
      <text:p text:style-name="P24"/>
      <text:p text:style-name="P5">Exercício 5</text:p>
      <text:p text:style-name="P10">Objetivo: entender o que acontece com user time quando um sistema multi-thread executada</text:p>
      <text:p text:style-name="P7"/>
      <text:p text:style-name="P7">No código abaixo, a função medir_tempo realiza a medição de tempo de execução de uma função passada como argumento usando, nela, o parâmetro passado como argumento. Analise o código e identifique:</text:p>
      <text:p text:style-name="P7">a) Qual é a função que calcula o N-ésimo número de Fibonacci?</text:p>
      <text:p text:style-name="P7">b) Qual é a função que adapta o cálculo do número de Fibonacci à interface (void *funcao(void *args)) que é pedida pela função medir_tempo()?</text:p>
      <text:p text:style-name="P7">c) Qual é a função que divide o cálculo do número de Fibonacci em duas threads diferentes? Por que essa divisão deve funcionar?</text:p>
      <text:p text:style-name="P7">d) Há chamadas de sistema nesse código?</text:p>
      <text:p text:style-name="P7">e) Qual deve ser a relação entre o tempo (real e user) de execução medido pelas duas chamadas a medir_tempo()?</text:p>
      <text:p text:style-name="P7"/>
      <text:p text:style-name="P29">#include &lt;stdio.h&gt;</text:p>
      <text:p text:style-name="P29">#include &lt;pthread.h&gt;</text:p>
      <text:p text:style-name="P29"/>
      <text:p text:style-name="P29">#include "cronometro.h"</text:p>
      <text:p text:style-name="P29">/* Define medir_tempo(a, b), cujos parametros sao:</text:p>
      <text:p text:style-name="P29"><text:s/>* a - ponteiro para funcao que retorna void* e recebe void* como parametro</text:p>
      <text:p text:style-name="P29"><text:s/>* b - ponteiro para void contendo o parametro que sera passado para a funcao */</text:p>
      <text:p text:style-name="P29"/>
      <text:p text:style-name="P29"/>
      <text:p text:style-name="P29">typedef struct {</text:p>
      <text:p text:style-name="P29"><text:s text:c="2"/>int N;</text:p>
      <text:p text:style-name="P29"><text:s text:c="2"/>int result;</text:p>
      <text:p text:style-name="P29">} fiboargs;</text:p>
      <text:p text:style-name="P29"/>
      <text:p text:style-name="P29"/>
      <text:p text:style-name="P29"><text:soft-page-break/></text:p>
      <text:p text:style-name="P29">int fibo_rec(int N) {</text:p>
      <text:p text:style-name="P29"><text:s text:c="2"/>if (N&lt;=2) return 1;</text:p>
      <text:p text:style-name="P29"><text:s text:c="2"/>else return fibo_rec(N-1) + fibo_rec(N-2);</text:p>
      <text:p text:style-name="P29">}</text:p>
      <text:p text:style-name="P29"/>
      <text:p text:style-name="P29">void *fibo(void *args) {</text:p>
      <text:p text:style-name="P29"><text:s text:c="2"/>fiboargs *f = (fiboargs*) args;</text:p>
      <text:p text:style-name="P29"><text:s text:c="2"/>f-&gt;result = fibo_rec(f-&gt;N);</text:p>
      <text:p text:style-name="P29"><text:s text:c="2"/>return NULL;</text:p>
      <text:p text:style-name="P29">}</text:p>
      <text:p text:style-name="P29"/>
      <text:p text:style-name="P29">void *fibo_threads(void *args) {</text:p>
      <text:p text:style-name="P29"><text:s text:c="2"/>fiboargs *f = (fiboargs*) args;</text:p>
      <text:p text:style-name="P29"><text:s text:c="3"/>if (f-&gt;N &lt;= 2) {</text:p>
      <text:p text:style-name="P29"><text:s text:c="4"/>f-&gt;result = 1;</text:p>
      <text:p text:style-name="P29"><text:s text:c="4"/>return NULL;</text:p>
      <text:p text:style-name="P29"><text:s text:c="2"/>}</text:p>
      <text:p text:style-name="P29"/>
      <text:p text:style-name="P29"><text:s text:c="2"/>fiboargs f1, f2;</text:p>
      <text:p text:style-name="P29"/>
      <text:p text:style-name="P29"><text:s text:c="2"/>f1.N = (f-&gt;N)-1;</text:p>
      <text:p text:style-name="P29"><text:s text:c="2"/>f2.N = (f-&gt;N)-2;</text:p>
      <text:p text:style-name="P29"/>
      <text:p text:style-name="P29"><text:s text:c="2"/>pthread_t ta, tb;</text:p>
      <text:p text:style-name="P29"/>
      <text:p text:style-name="P29"><text:s text:c="2"/>pthread_create(&amp;ta, NULL, fibo, &amp;f1);</text:p>
      <text:p text:style-name="P29"><text:s text:c="2"/>pthread_create(&amp;tb, NULL, fibo, &amp;f2);</text:p>
      <text:p text:style-name="P29"><text:s text:c="2"/>pthread_join(ta, NULL);</text:p>
      <text:p text:style-name="P29"><text:s text:c="2"/>pthread_join(tb, NULL);</text:p>
      <text:p text:style-name="P29"/>
      <text:p text:style-name="P29"><text:s text:c="2"/>f-&gt;result = f1.result + f2.result;</text:p>
      <text:p text:style-name="P29"><text:s text:c="2"/>return NULL;</text:p>
      <text:p text:style-name="P29">}</text:p>
      <text:p text:style-name="P29"/>
      <text:p text:style-name="P29">int main () {</text:p>
      <text:p text:style-name="P29"><text:s text:c="2"/>fiboargs f;</text:p>
      <text:p text:style-name="P29"><text:s text:c="2"/>f.N = 40;</text:p>
      <text:p text:style-name="P29"><text:s text:c="2"/>printf("Single-thread\n");</text:p>
      <text:p text:style-name="P29"><text:s text:c="2"/>medir_tempo(fibo, &amp;f);</text:p>
      <text:p text:style-name="P29"><text:s text:c="2"/>printf("\nDuas threads\n");</text:p>
      <text:p text:style-name="P29"><text:s text:c="2"/>medir_tempo(fibo_threads, &amp;f);</text:p>
      <text:p text:style-name="P29"><text:s text:c="2"/>return 0;</text:p>
      <text:p text:style-name="P2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Exercício <text:span text:style-name="T5">6</text:span></text:p>
      <text:p text:style-name="P10">Objetivo: reconhecer processos que são limitados por CPU (CPU-bounded) e limitados por I/O (I/O-bounded)</text:p>
      <text:p text:style-name="P18"/>
      <text:p text:style-name="P18">Ligue as observações na tabela abaixo às hipóteses que mais provavelmente às explicam. Depois, ligue as hipóteses às respectivas conclusões que podem ser tiradas delas. <text:span text:style-name="T8">Por fim, identifique quais observações significam que o desempenho do programa é limitado por CPU e quais significam que é limitado por I/O.</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33">Observação</text:p>
          </table:table-cell>
          <table:table-cell table:style-name="Table1.A1" office:value-type="string">
            <text:p text:style-name="P34">Causa provável (hipótese)</text:p>
          </table:table-cell>
          <table:table-cell table:style-name="Table1.C1" office:value-type="string">
            <text:p text:style-name="P33">Conclusão</text:p>
          </table:table-cell>
        </table:table-row>
        <table:table-row>
          <table:table-cell table:style-name="Table1.A2" office:value-type="string">
            <text:p text:style-name="P30">Real time quase igual a user time</text:p>
          </table:table-cell>
          <table:table-cell table:style-name="Table1.A2" office:value-type="string">
            <text:p text:style-name="P30">Programa passa muito tempo esperando por requisições de sistema</text:p>
          </table:table-cell>
          <table:table-cell table:style-name="Table1.C2" office:value-type="string">
            <text:p text:style-name="P32">O programa provavelmente é multi-thread e tem ganho de desempenho com isso.</text:p>
          </table:table-cell>
        </table:table-row>
        <table:table-row>
          <table:table-cell table:style-name="Table1.A2" office:value-type="string">
            <text:p text:style-name="P31">Real time muito maior que user time</text:p>
          </table:table-cell>
          <table:table-cell table:style-name="Table1.A2" office:value-type="string">
            <text:p text:style-name="P30">Programa passa a maior parte do tempo executando <text:span text:style-name="T9">instruções</text:span></text:p>
          </table:table-cell>
          <table:table-cell table:style-name="Table1.C2" office:value-type="string">
            <text:p text:style-name="P32">Se o programa for single-thread, convertê-lo para multi-thread não terá impacto no desempenho.</text:p>
          </table:table-cell>
        </table:table-row>
        <table:table-row>
          <table:table-cell table:style-name="Table1.A2" office:value-type="string">
            <text:p text:style-name="P30">Real time muito menor que user time</text:p>
          </table:table-cell>
          <table:table-cell table:style-name="Table1.A2" office:value-type="string">
            <text:p text:style-name="P30">Várias threads executam simultaneamente, <text:span text:style-name="T6">e passam a maior parte do tempo executando instruçoes</text:span></text:p>
          </table:table-cell>
          <table:table-cell table:style-name="Table1.C2" office:value-type="string">
            <text:p text:style-name="P32">Se o programa for single-thread, ele poderia ser acelerado se fosse convertido para multi-thread.</text:p>
          </table:table-cell>
        </table:table-row>
      </table:table>
      <text:p text:style-name="P17"/>
      <text:p text:style-name="P20">Exercício 7</text:p>
      <text:p text:style-name="P11">Objetivo: aplicar os conceitos de CPU-bounded e I/O bounded numa observação realizada</text:p>
      <text:p text:style-name="P18"/>
      <text:p text:style-name="P36">O tempo de execução de um programa foi medido e retornou o seguinte:</text:p>
      <text:p text:style-name="P36"/>
      <text:p text:style-name="P37">real<text:tab/>0m1.108s</text:p>
      <text:p text:style-name="P37">user<text:tab/>0m0.04s</text:p>
      <text:p text:style-name="P37">sys<text:tab/>0m1.102s</text:p>
      <text:p text:style-name="P36"/>
      <text:p text:style-name="P36">Seu cliente (nessa história, você faz parte de uma equipe de consultoria) gostaria de acelerar esse programa investindo pesadamente em processadores de múltiplos núcleos. Você concorda com essa solução? Apresente argumentos que justificam sua posi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1:00:26.733423871</meta:creation-date>
    <dc:date>2017-11-07T09:21:44.711230636</dc:date>
    <meta:editing-duration>PT11M8S</meta:editing-duration>
    <meta:editing-cycles>5</meta:editing-cycles>
    <meta:generator>LibreOffice/5.1.6.2$Linux_X86_64 LibreOffice_project/10m0$Build-2</meta:generator>
    <meta:document-statistic meta:table-count="1" meta:image-count="0" meta:object-count="0" meta:page-count="5" meta:paragraph-count="173" meta:word-count="1149" meta:character-count="7425" meta:non-whitespace-character-count="6279"/>
  </office:meta>
</office:document-meta>
</file>